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9.128cm"/>
    </style:style>
    <style:style style:name="co4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8" table:default-cell-style-name="ce2"/>
        <table:table-column table:style-name="co1" table:number-columns-repeated="16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3" table:number-columns-repeated="7"/>
          <table:table-cell table:style-name="ce4" table:number-columns-repeated="8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number-columns-repeated="24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number-columns-repeated="24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number-columns-repeated="24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number-columns-repeated="24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number-columns-repeated="24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number-columns-repeated="24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number-columns-repeated="24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number-columns-repeated="24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number-columns-repeated="24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number-columns-repeated="24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number-columns-repeated="24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number-columns-repeated="24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number-columns-repeated="24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number-columns-repeated="24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number-columns-repeated="24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number-columns-repeated="24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number-columns-repeated="24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number-columns-repeated="24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number-columns-repeated="24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number-columns-repeated="24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number-columns-repeated="24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number-columns-repeated="24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number-columns-repeated="24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number-columns-repeated="24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number-columns-repeated="24"/>
        </table:table-row>
        <table:table-row table:style-name="ro1">
          <table:table-cell office:value-type="string">
            <text:p>Loving Greetings from the Lederhosen 5</text:p>
          </table:table-cell>
          <table:table-cell table:style-name="Default"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number-columns-repeated="24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number-columns-repeated="24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number-columns-repeated="24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number-columns-repeated="24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number-columns-repeated="24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number-columns-repeated="24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number-columns-repeated="24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number-columns-repeated="24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number-columns-repeated="24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number-columns-repeated="24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number-columns-repeated="24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number-columns-repeated="24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number-columns-repeated="24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number-columns-repeated="24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number-columns-repeated="24"/>
        </table:table-row>
        <table:table-row table:style-name="ro1" table:number-rows-repeated="14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31">31.10.2024</text:date>, <text:time>14:3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4M23S</meta:editing-duration>
    <meta:editing-cycles>27</meta:editing-cycles>
    <meta:generator>OpenOffice/4.1.15$Win32 OpenOffice.org_project/4115m2$Build-9813</meta:generator>
    <dc:date>2024-10-31T14:34:22.78</dc:date>
    <dc:creator>Paweł Dimitriu</dc:creator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